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Jakube,</text:p>
      <text:p text:style-name="Normal">V den, kdy srdce promlouvají hlasitěji než slova, myslím na to, jak jsme oba pod křídly jednoho Kohouta. Naše sdílené čínské znamení nám propůjčuje sílu být jedineční, neboť Kohoutova hrdost a odvaha se odráží v naší vnitřní kráse. Tak, jak anděl strážný Jophiel naplňuje tvé dny kreativitou a pozitivní energií, chtěla bych, aby i naše cesty byly posety květy vnitřní krásy a vzájemného porozumění. Ať naše spojení, stejně jako v znamení Kohouta, přináší nové úsvity plné naděje a jasů. </text:p>
      <text:p text:style-name="Normal">Přeji ti, abychom společně mohli prozkoumávat taje světa s neotřesitelnou důvěrou a tvořivým zápalem, které nám Kohout dává. Ať každý den objevujeme spolu krásu, jak ve vnějším světě, tak uvnitř nás. </text:p>
      <text:p text:style-name="Normal">S láskou a obdivem k tomu, co jsme společně schopni tvořit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